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55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34cm" fo:min-width="11.5cm"/>
      <style:paragraph-properties style:writing-mode="lr-tb"/>
    </style:style>
    <style:style style:name="gr56" style:family="graphic" style:parent-style-name="standard">
      <style:graphic-properties svg:stroke-color="#990000" draw:fill-color="#cc9999" draw:opacity="90%" draw:textarea-horizontal-align="justify" draw:textarea-vertical-align="middle" draw:auto-grow-height="false" fo:min-height="2.458cm" fo:min-width="5.2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5cm"/>
      <style:paragraph-properties style:writing-mode="lr-tb"/>
    </style:style>
    <style:style style:name="gr58" style:family="graphic" style:parent-style-name="standard">
      <style:graphic-properties svg:stroke-color="#336666" draw:fill-color="#669999" draw:opacity="30%" draw:textarea-horizontal-align="justify" draw:textarea-vertical-align="middle" draw:auto-grow-height="false" fo:min-height="2.558cm" fo:min-width="11.75cm"/>
      <style:paragraph-properties style:writing-mode="lr-tb"/>
    </style:style>
    <style:style style:name="gr59" style:family="graphic" style:parent-style-name="standard">
      <style:graphic-properties svg:stroke-linecap="butt" draw:opacity="90%" draw:textarea-horizontal-align="justify" draw:textarea-vertical-align="middle" draw:auto-grow-height="false" fo:min-height="2.75cm" fo:min-width="4.9cm"/>
      <style:paragraph-properties style:writing-mode="lr-tb"/>
    </style:style>
    <style:style style:name="gr60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cm" fo:min-width="11.5cm"/>
      <style:paragraph-properties style:writing-mode="lr-tb"/>
    </style:style>
    <style:style style:name="gr61" style:family="graphic" style:parent-style-name="standard">
      <style:graphic-properties svg:stroke-color="#9900ff" draw:fill-color="#cc66ff" draw:opacity="80%" draw:textarea-horizontal-align="justify" draw:textarea-vertical-align="middle" draw:auto-grow-height="false" fo:min-height="1.782cm" fo:min-width="2.251cm"/>
      <style:paragraph-properties style:writing-mode="lr-tb"/>
    </style:style>
    <style:style style:name="gr62" style:family="graphic" style:parent-style-name="standard">
      <style:graphic-properties svg:stroke-color="#336666" draw:fill-color="#669999" draw:opacity="90%" draw:textarea-horizontal-align="justify" draw:textarea-vertical-align="middle" draw:auto-grow-height="false" fo:min-height="3.36cm" fo:min-width="5.11cm"/>
      <style:paragraph-properties style:writing-mode="lr-tb"/>
    </style:style>
    <style:style style:name="gr63" style:family="graphic" style:parent-style-name="standard">
      <style:graphic-properties svg:stroke-color="#000080" draw:fill-color="#729fcf" draw:opacity="90%" draw:textarea-horizontal-align="justify" draw:textarea-vertical-align="middle" draw:auto-grow-height="false" fo:min-height="5.162cm" fo:min-width="4.012cm"/>
      <style:paragraph-properties style:writing-mode="lr-tb"/>
    </style:style>
    <style:style style:name="gr64" style:family="graphic" style:parent-style-name="standard">
      <style:graphic-properties svg:stroke-color="#996666" draw:fill-color="#cc9999" draw:opacity="90%" draw:textarea-horizontal-align="justify" draw:textarea-vertical-align="top" draw:auto-grow-height="false" fo:min-height="5.148cm" fo:min-width="4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70" style:family="graphic" style:parent-style-name="standard">
      <style:graphic-properties svg:stroke-color="#661900" draw:fill-color="#661900" draw:textarea-horizontal-align="justify" draw:textarea-vertical-align="middle" draw:auto-grow-height="false" fo:min-height="0.878cm" fo:min-width="3.628cm"/>
      <style:paragraph-properties style:writing-mode="lr-tb"/>
    </style:style>
    <style:style style:name="gr71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10.5cm" fo:min-width="11.5cm"/>
      <style:paragraph-properties style:writing-mode="lr-tb"/>
    </style:style>
    <style:style style:name="gr72" style:family="graphic" style:parent-style-name="standard">
      <style:graphic-properties svg:stroke-color="#661900" draw:fill-color="#661900" draw:textarea-horizontal-align="justify" draw:textarea-vertical-align="middle" draw:auto-grow-height="false" fo:min-height="0.746cm" fo:min-width="5.144cm"/>
      <style:paragraph-properties style:writing-mode="lr-tb"/>
    </style:style>
    <style:style style:name="gr73" style:family="graphic" style:parent-style-name="standard">
      <style:graphic-properties svg:stroke-color="#661900" draw:fill-color="#661900" draw:textarea-horizontal-align="justify" draw:textarea-vertical-align="middle" draw:auto-grow-height="false" fo:min-height="0.747cm" fo:min-width="5.144cm"/>
      <style:paragraph-properties style:writing-mode="lr-tb"/>
    </style:style>
    <style:style style:name="gr74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3.126cm" fo:padding-top="0.137cm" fo:padding-bottom="0.137cm" fo:padding-left="0.262cm" fo:padding-right="0.262cm"/>
      <style:paragraph-properties style:writing-mode="lr-tb"/>
    </style:style>
    <style:style style:name="gr75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13.476cm" fo:padding-top="0.137cm" fo:padding-bottom="0.137cm" fo:padding-left="0.262cm" fo:padding-right="0.262cm"/>
      <style:paragraph-properties style:writing-mode="lr-tb"/>
    </style:style>
    <style:style style:name="gr76" style:family="graphic" style:parent-style-name="standard">
      <style:graphic-properties svg:stroke-color="#990000" draw:fill-color="#cc9999" draw:textarea-horizontal-align="justify" draw:textarea-vertical-align="middle" draw:auto-grow-height="false" fo:min-height="4.488cm" fo:min-width="8.488cm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4.038cm" fo:min-width="8.288cm"/>
      <style:paragraph-properties style:writing-mode="lr-tb"/>
    </style:style>
    <style:style style:name="gr78" style:family="graphic" style:parent-style-name="standard" style:list-style-name="L1">
      <style:graphic-properties svg:stroke-color="#ffcccc" svg:stroke-opacity="20%" draw:fill-color="#ffcccc" draw:opacity="20%" draw:textarea-horizontal-align="justify" draw:textarea-vertical-align="middle" draw:auto-grow-height="false" fo:min-height="4.65cm" fo:min-width="15.95cm"/>
      <style:paragraph-properties style:writing-mode="lr-tb"/>
    </style:style>
    <style:style style:name="gr79" style:family="graphic" style:parent-style-name="standard">
      <style:graphic-properties svg:stroke-color="#336633" draw:fill-color="#99cc99" draw:textarea-horizontal-align="justify" draw:textarea-vertical-align="middle" draw:auto-grow-height="false" fo:min-height="4cm" fo:min-width="8.75cm"/>
      <style:paragraph-properties style:writing-mode="lr-tb"/>
    </style:style>
    <style:style style:name="gr80" style:family="graphic" style:parent-style-name="standard" style:list-style-name="L1">
      <style:graphic-properties svg:stroke-color="#ccffcc" svg:stroke-opacity="20%" draw:fill-color="#ccffcc" draw:opacity="20%" draw:textarea-horizontal-align="justify" draw:textarea-vertical-align="middle" draw:auto-grow-height="false" fo:min-height="4cm" fo:min-width="8.5cm"/>
      <style:paragraph-properties style:writing-mode="lr-tb"/>
    </style:style>
    <style:style style:name="gr81" style:family="graphic" style:parent-style-name="standard" style:list-style-name="L1">
      <style:graphic-properties svg:stroke-color="#ccccff" svg:stroke-opacity="20%" draw:fill-color="#ccccff" draw:opacity="20%" draw:textarea-horizontal-align="justify" draw:textarea-vertical-align="middle" draw:auto-grow-height="false" fo:min-height="5.3cm" fo:min-width="8.5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loext:graphic-properties draw:fill-color="#99cccc" draw:opacity="30%"/>
      <style:paragraph-properties fo:text-align="center" style:writing-mode="lr-tb"/>
    </style:style>
    <style:style style:name="P34" style:family="paragraph">
      <loext:graphic-properties draw:fill-color="#cc9999" draw:opacity="90%"/>
      <style:paragraph-properties fo:text-align="center" style:writing-mode="lr-tb"/>
    </style:style>
    <style:style style:name="P35" style:family="paragraph">
      <loext:graphic-properties draw:opacity="90%"/>
      <style:paragraph-properties fo:text-align="center" style:writing-mode="lr-tb"/>
    </style:style>
    <style:style style:name="P36" style:family="paragraph">
      <loext:graphic-properties draw:fill-color="#cc66ff" draw:opacity="80%"/>
      <style:paragraph-properties fo:text-align="center" style:writing-mode="lr-tb"/>
    </style:style>
    <style:style style:name="P37" style:family="paragraph">
      <loext:graphic-properties draw:fill-color="#669999" draw:opacity="90%"/>
      <style:paragraph-properties fo:text-align="center" style:writing-mode="lr-tb"/>
    </style:style>
    <style:style style:name="P38" style:family="paragraph">
      <loext:graphic-properties draw:fill-color="#729fcf" draw:opacity="90%"/>
      <style:paragraph-properties fo:text-align="center" style:writing-mode="lr-tb"/>
    </style:style>
    <style:style style:name="P39" style:family="paragraph">
      <loext:graphic-properties draw:fill-color="#661900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1" style:family="paragraph">
      <loext:graphic-properties draw:fill-color="#ffcccc" draw:opacity="20%"/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-color="#ccffcc" draw:opacity="20%"/>
      <style:paragraph-properties fo:margin-left="0cm" fo:margin-right="0cm" fo:margin-top="0cm" fo:margin-bottom="0cm" fo:line-height="100%" fo:text-align="start" fo:text-indent="0cm" style:writing-mode="lr-tb"/>
    </style:style>
    <style:style style:name="P43" style:family="paragraph">
      <loext:graphic-properties draw:fill-color="#ccccff" draw:opacity="20%"/>
      <style:paragraph-properties fo:margin-left="0cm" fo:margin-right="0cm" fo:margin-top="0cm" fo:margin-bottom="0cm" fo:line-height="100%" fo:text-align="start" fo:text-indent="0cm" style:writing-mode="lr-tb"/>
    </style:style>
    <style:style style:name="P4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  <draw:page draw:name="page8" draw:style-name="dp1" draw:master-page-name="Default">
        <draw:custom-shape draw:style-name="gr55" draw:text-style-name="P33" draw:layer="layout" svg:width="12cm" svg:height="9.784cm" svg:x="1.55cm" svg:y="4.466cm">
          <text:p text:style-name="P3">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17.25cm" svg:height="1.119cm" svg:x="12.65cm" svg:y="1.639cm">
          <draw:text-box>
            <text:p><text:span text:style-name="T2">Rizomo : Authentification via AgentConnect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12cm" svg:height="9.75cm" svg:x="15.05cm" svg:y="4.5cm">
          <text:p text:style-name="P3">Keycloak (Rizomo-Connect)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60" draw:text-style-name="P33" draw:layer="layout" svg:width="12cm" svg:height="9.75cm" svg:x="28.45cm" svg:y="4.5cm">
          <text:p text:style-name="P3">AgentConnect</text:p>
          <draw:enhanced-geometry svg:viewBox="0 0 21600 21600" draw:type="rectangle" draw:enhanced-path="M 0 0 L 21600 0 21600 21600 0 21600 0 0 Z N"/>
        </draw:custom-shape>
        <draw:custom-shape draw:style-name="gr63" draw:text-style-name="P38" xml:id="id2" draw:id="id2" draw:layer="layout" svg:width="5cm" svg:height="5.9cm" svg:x="28.85cm" svg:y="8.75cm">
          <text:p text:style-name="P3">Agent 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1" draw:id="id1" draw:layer="layout" svg:width="5.151cm" svg:height="5.9cm" svg:x="34.9cm" svg:y="8.75cm">
          <text:p text:style-name="P3">Fournisseurs d’identi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1.962cm" svg:x="4.8cm" svg:y="16.938cm">
          <draw:text-box>
            <text:p><text:span text:style-name="T1">1</text:span>: Connexion à l’interface de Rizomo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rizomo-connect.numerique.gouv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S’identifier avec Agent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1" draw:start-glue-point="0" draw:end-shape="id2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</text:p>
          </draw:text-box>
        </draw:frame>
        <draw:custom-shape draw:style-name="gr70" draw:text-style-name="P39" draw:layer="layout" svg:width="4.25cm" svg:height="1.25cm" svg:x="35.5cm" svg:y="11cm">
          <text:p text:style-name="P14">Cerbe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39" draw:layer="layout" svg:width="4.25cm" svg:height="1.25cm" svg:x="35.5cm" svg:y="12.5cm">
          <text:p text:style-name="P14">Au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71" draw:text-style-name="P33" draw:layer="layout" svg:width="12cm" svg:height="10.75cm" svg:x="1.55cm" svg:y="3.5cm">
          <text:p text:style-name="P3">Rizomo dé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21.698cm" svg:height="1.119cm" svg:x="10.05cm" svg:y="1.639cm">
          <draw:text-box>
            <text:p><text:span text:style-name="T2">Rizomo démo : Authentification via AgentConnect recette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3" draw:layer="layout" svg:width="12cm" svg:height="10.75cm" svg:x="15.05cm" svg:y="3.5cm">
          <text:p text:style-name="P3">Keycloak auth.appseducation</text:p>
          <text:p text:style-name="P3">Realm Rizomo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71" draw:text-style-name="P33" draw:layer="layout" svg:width="12cm" svg:height="10.75cm" svg:x="28.45cm" svg:y="3.5cm">
          <text:p text:style-name="P3">AgentConnect recette</text:p>
          <draw:enhanced-geometry svg:viewBox="0 0 21600 21600" draw:type="rectangle" draw:enhanced-path="M 0 0 L 21600 0 21600 21600 0 21600 0 0 Z N"/>
        </draw:custom-shape>
        <draw:custom-shape draw:style-name="gr63" draw:text-style-name="P38" xml:id="id4" draw:id="id4" draw:layer="layout" svg:width="5cm" svg:height="5.9cm" svg:x="28.85cm" svg:y="8.75cm">
          <text:p text:style-name="P3">Agent Connect</text:p>
          <text:p text:style-name="P3">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3" draw:id="id3" draw:layer="layout" svg:width="5.151cm" svg:height="5.9cm" svg:x="34.9cm" svg:y="8.75cm">
          <text:p text:style-name="P3">Fournisseurs d’identi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2.384cm" svg:x="4.8cm" svg:y="16.938cm">
          <draw:text-box>
            <text:p><text:span text:style-name="T1">1</text:span>: Connexion à l’interface de </text:p>
            <text:p>Rizomo démo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auth.appseducation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Agent 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3" draw:start-glue-point="0" draw:end-shape="id4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 démo</text:p>
          </draw:text-box>
        </draw:frame>
        <draw:custom-shape draw:style-name="gr72" draw:text-style-name="P39" draw:layer="layout" svg:width="5.75cm" svg:height="1.102cm" svg:x="35cm" svg:y="12.074cm">
          <text:p text:style-name="P14">Cerbere 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9" draw:layer="layout" svg:width="5.75cm" svg:height="1.103cm" svg:x="35cm" svg:y="13.397cm">
          <text:p text:style-name="P14">Au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9" draw:layer="layout" svg:width="5.75cm" svg:height="1.103cm" svg:x="35cm" svg:y="10.75cm">
          <text:p text:style-name="P14">Keycloack st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71" draw:text-style-name="P33" draw:layer="layout" svg:width="12cm" svg:height="10.75cm" svg:x="1.55cm" svg:y="3.5cm">
          <text:p text:style-name="P3">Rizomo int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21.482cm" svg:height="1.119cm" svg:x="10.05cm" svg:y="1.639cm">
          <draw:text-box>
            <text:p><text:span text:style-name="T2">Rizomo integ : Authentification via AgentConnect recette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3" draw:layer="layout" svg:width="12cm" svg:height="10.75cm" svg:x="15.05cm" svg:y="3.5cm">
          <text:p text:style-name="P3">Keycloak auth.appseducation</text:p>
          <text:p text:style-name="P3">Realm Rizomo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71" draw:text-style-name="P33" draw:layer="layout" svg:width="12cm" svg:height="10.75cm" svg:x="28.45cm" svg:y="3.5cm">
          <text:p text:style-name="P3">AgentConnect recette</text:p>
          <draw:enhanced-geometry svg:viewBox="0 0 21600 21600" draw:type="rectangle" draw:enhanced-path="M 0 0 L 21600 0 21600 21600 0 21600 0 0 Z N"/>
        </draw:custom-shape>
        <draw:custom-shape draw:style-name="gr63" draw:text-style-name="P38" xml:id="id6" draw:id="id6" draw:layer="layout" svg:width="5cm" svg:height="5.9cm" svg:x="28.85cm" svg:y="8.75cm">
          <text:p text:style-name="P3">Agent Connect</text:p>
          <text:p text:style-name="P3">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5" draw:id="id5" draw:layer="layout" svg:width="5.151cm" svg:height="5.9cm" svg:x="34.9cm" svg:y="8.75cm">
          <text:p text:style-name="P3">Fournisseurs d’identi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2.384cm" svg:x="4.8cm" svg:y="16.938cm">
          <draw:text-box>
            <text:p><text:span text:style-name="T1">1</text:span>: Connexion à l’interface de </text:p>
            <text:p>Rizomo integ</text:p>
          </draw:text-box>
        </draw:frame>
        <draw:frame draw:style-name="gr66" draw:text-style-name="P10" draw:layer="layout" svg:width="6.75cm" svg:height="3.806cm" svg:x="14.7cm" svg:y="16.988cm">
          <draw:text-box>
            <text:p><text:span text:style-name="T1">2</text:span>: Redirection vers Keycloak auth.appseducation.fr au clic sur « Se connecter »</text:p>
          </draw:text-box>
        </draw:frame>
        <draw:frame draw:style-name="gr67" draw:text-style-name="P10" draw:layer="layout" svg:width="6.75cm" svg:height="2.384cm" svg:x="23.5cm" svg:y="17cm">
          <draw:text-box>
            <text:p><text:span text:style-name="T1">3</text:span>: Clic sur « Agent Connect »</text:p>
          </draw:text-box>
        </draw:frame>
        <draw:frame draw:style-name="gr68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5" draw:start-glue-point="0" draw:end-shape="id6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8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9" draw:text-style-name="P10" draw:layer="layout" svg:width="5.25cm" svg:height="4.517cm" svg:x="11.5cm" svg:y="7.25cm">
          <draw:text-box>
            <text:p><text:span text:style-name="T1">7</text:span>: Récupération des tokens et création de la session dans Rizomo integ</text:p>
          </draw:text-box>
        </draw:frame>
        <draw:custom-shape draw:style-name="gr72" draw:text-style-name="P39" draw:layer="layout" svg:width="5.75cm" svg:height="1.102cm" svg:x="35cm" svg:y="12.074cm">
          <text:p text:style-name="P14">Cerbere recet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9" draw:layer="layout" svg:width="5.75cm" svg:height="1.103cm" svg:x="35cm" svg:y="13.397cm">
          <text:p text:style-name="P14">Aut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9" draw:layer="layout" svg:width="5.75cm" svg:height="1.103cm" svg:x="35cm" svg:y="10.75cm">
          <text:p text:style-name="P14">Keycloack st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74" draw:text-style-name="P20" draw:layer="layout" svg:width="23.6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12" draw:style-name="dp1" draw:master-page-name="Default">
        <draw:custom-shape draw:style-name="gr19" draw:text-style-name="P20" draw:layer="layout" svg:width="13cm" svg:height="21.45cm" svg:x="5.9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6.1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8.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6.6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13.9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 simplifiée</text:span></text:p>
          </draw:text-box>
        </draw:frame>
        <draw:frame draw:style-name="gr9" draw:text-style-name="P26" draw:layer="layout" svg:width="1.878cm" svg:height="0.962cm" svg:x="11.7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9.7cm" svg:y="9.958cm">
          <draw:text-box>
            <text:p><text:span text:style-name="T4">MQL</text:span></text:p>
          </draw:text-box>
        </draw:frame>
        <draw:line draw:style-name="gr10" draw:text-style-name="P11" draw:layer="layout" svg:x1="9.8cm" svg:y1="11.308cm" svg:x2="9.8cm" svg:y2="9.308cm">
          <text:p/>
        </draw:line>
        <draw:line draw:style-name="gr10" draw:text-style-name="P11" draw:layer="layout" svg:x1="13.9cm" svg:y1="8.45cm" svg:x2="11.15cm" svg:y2="8.508cm">
          <text:p/>
        </draw:line>
        <draw:custom-shape draw:style-name="gr75" draw:text-style-name="P20" draw:layer="layout" svg:width="14cm" svg:height="21.442cm" svg:x="22.85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4.75cm" svg:y1="11.25cm" svg:x2="17.75cm" svg:y2="11.308cm">
          <text:p/>
        </draw:line>
        <draw:frame draw:style-name="gr15" draw:text-style-name="P26" draw:layer="layout" svg:width="2.585cm" svg:height="0.962cm" svg:x="19.665cm" svg:y="10.3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4.1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2.4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26.6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4.9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3.222cm" svg:y="9.188cm">
          <draw:text-box>
            <text:p><text:span text:style-name="T4">SQL</text:span></text:p>
          </draw:text-box>
        </draw:frame>
        <draw:line draw:style-name="gr10" draw:text-style-name="P11" draw:layer="layout" svg:x1="33.2cm" svg:y1="10.45cm" svg:x2="33.2cm" svg:y2="8.7cm">
          <text:p/>
        </draw:line>
        <draw:custom-shape draw:style-name="gr2" draw:text-style-name="P27" draw:layer="layout" svg:width="12.25cm" svg:height="5.25cm" svg:x="6.1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9.7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9cm" svg:y1="20.65cm" svg:x2="10.9cm" svg:y2="14.4cm">
          <text:p/>
        </draw:line>
        <draw:frame draw:style-name="gr15" draw:text-style-name="P26" draw:layer="layout" svg:width="2.585cm" svg:height="0.962cm" svg:x="10.9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4.1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27.7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1.85cm" svg:y1="20.65cm" svg:x2="31.85cm" svg:y2="14.4cm">
          <text:p/>
        </draw:line>
        <draw:frame draw:style-name="gr15" draw:text-style-name="P26" draw:layer="layout" svg:width="2.585cm" svg:height="0.962cm" svg:x="31.85cm" svg:y="17.25cm">
          <draw:text-box>
            <text:p><text:span text:style-name="T4">HTTPS</text:span></text:p>
          </draw:text-box>
        </draw:frame>
      </draw:page>
      <draw:page draw:name="page13" draw:style-name="dp1" draw:master-page-name="Default">
        <draw:custom-shape draw:style-name="gr76" draw:text-style-name="P7" draw:layer="layout" svg:width="9.5cm" svg:height="5.25cm" svg:x="12.25cm" svg:y="4.5cm">
          <text:p text:style-name="P3">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" draw:layer="layout" svg:width="9.25cm" svg:height="4.75cm" svg:x="1.75cm" svg:y="17.75cm">
          <text:p text:style-name="P3">Bnu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1" draw:layer="layout" svg:width="16.45cm" svg:height="4.9cm" svg:x="22.05cm" svg:y="4.7cm">
          <text:p text:style-name="P40">Référence des données :<text:line-break/> - Liste des services (outil de webconférence, outil de webinaire, transfert de fichiers, …)</text:p>
          <text:p text:style-name="P40"><text:s/>- Informations (Message d’information de la structure)<text:line-break/> - Notifications (Outils SNAP)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9.25cm" svg:height="4.25cm" svg:x="22cm" svg:y="17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6.75cm" svg:y1="17.75cm" svg:x2="18.75cm" svg:y2="9.75cm">
          <text:p/>
        </draw:line>
        <draw:line draw:style-name="gr10" draw:text-style-name="P11" draw:layer="layout" svg:x1="6.25cm" svg:y1="17.75cm" svg:x2="15.75cm" svg:y2="9.75cm">
          <text:p/>
        </draw:line>
        <draw:custom-shape draw:style-name="gr80" draw:text-style-name="P42" draw:layer="layout" svg:width="9cm" svg:height="4.25cm" svg:x="31.5cm" svg:y="17.75cm">
          <text:p text:style-name="P40">Affichage des informations de Rizomo</text:p>
          <draw:enhanced-geometry svg:viewBox="0 0 21600 21600" draw:type="rectangle" draw:enhanced-path="M 0 0 L 21600 0 21600 21600 0 21600 0 0 Z N"/>
        </draw:custom-shape>
        <draw:custom-shape draw:style-name="gr81" draw:text-style-name="P43" draw:layer="layout" svg:width="9cm" svg:height="5.55cm" svg:x="11.25cm" svg:y="17.95cm">
          <text:p text:style-name="P40">Affichage des informations de base du Bnum (notifications, messages, agendas, …) et de la configuration de Rizomo (services configurés, notifications SNAP, messages d’information, ...)</text:p>
          <draw:enhanced-geometry svg:viewBox="0 0 21600 21600" draw:type="rectangle" draw:enhanced-path="M 0 0 L 21600 0 21600 21600 0 21600 0 0 Z N"/>
        </draw:custom-shape>
        <draw:frame draw:style-name="gr67" draw:text-style-name="P32" draw:layer="layout" svg:width="8.75cm" svg:height="2.384cm" svg:x="1.75cm" svg:y="12cm">
          <draw:text-box>
            <text:p text:style-name="P31">Récupération des informations à la connexion de l’utilisateur sur le Bnum</text:p>
          </draw:text-box>
        </draw:frame>
        <draw:frame draw:style-name="gr67" draw:text-style-name="P32" draw:layer="layout" svg:width="8.75cm" svg:height="2.384cm" svg:x="23.4cm" svg:y="11.866cm">
          <draw:text-box>
            <text:p text:style-name="P44">Récupération des informations à l’ouverture de la pastil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9-22T12:18:34.564020618</dc:date>
    <meta:editing-duration>P1DT19H35M35S</meta:editing-duration>
    <meta:editing-cycles>24</meta:editing-cycles>
    <meta:generator>LibreOffice/7.2.2.2$MacOSX_X86_64 LibreOffice_project/02b2acce88a210515b4a5bb2e46cbfb63fe97d56</meta:generator>
    <meta:document-statistic meta:object-count="369"/>
  </office:meta>
</office:document-meta>
</file>